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97bb" officeooo:paragraph-rsid="001297bb"/>
    </style:style>
    <style:style style:name="P2" style:family="paragraph" style:parent-style-name="Standard">
      <style:text-properties officeooo:rsid="00145846" officeooo:paragraph-rsid="001aabec"/>
    </style:style>
    <style:style style:name="P3" style:family="paragraph" style:parent-style-name="Standard">
      <style:text-properties officeooo:rsid="0018e738" officeooo:paragraph-rsid="0018e738"/>
    </style:style>
    <style:style style:name="P4" style:family="paragraph" style:parent-style-name="Standard">
      <style:text-properties officeooo:rsid="001aabec" officeooo:paragraph-rsid="001aabec"/>
    </style:style>
    <style:style style:name="P5" style:family="paragraph" style:parent-style-name="Standard">
      <style:text-properties officeooo:rsid="001bc292" officeooo:paragraph-rsid="001bc292"/>
    </style:style>
    <style:style style:name="P6" style:family="paragraph" style:parent-style-name="Standard">
      <style:text-properties officeooo:rsid="001aabec" officeooo:paragraph-rsid="001aabec"/>
    </style:style>
    <style:style style:name="P7" style:family="paragraph" style:parent-style-name="Standard">
      <style:text-properties officeooo:rsid="001ddb72" officeooo:paragraph-rsid="001ddb72"/>
    </style:style>
    <style:style style:name="T1" style:family="text">
      <style:text-properties officeooo:rsid="001ae386"/>
    </style:style>
    <style:style style:name="T2" style:family="text">
      <style:text-properties officeooo:rsid="001dbc56"/>
    </style:style>
    <style:style style:name="T3" style:family="text">
      <style:text-properties officeooo:rsid="001ed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rdi 17 :</text:p>
      <text:p text:style-name="P2">- Creation des interfaces permettant de lister les utilisateurs à partir de la base de données puis de les modifier. </text:p>
      <text:p text:style-name="P3">- Creation des tests pour verifier les changements dans la base de données lors d'une modification</text:p>
      <text:p text:style-name="P3"/>
      <text:p text:style-name="P4">Mercredi 18 : </text:p>
      <text:p text:style-name="P4">- Diverses corrections <text:span text:style-name="T1">sur les interfaces et l'emplémentation</text:span></text:p>
      <text:p text:style-name="P4"/>
      <text:p text:style-name="P5">Jeudi 19 :</text:p>
      <text:p text:style-name="P5">- <text:span text:style-name="T2">Encore des corrections</text:span></text:p>
      <text:p text:style-name="Standard"/>
      <text:p text:style-name="P7">Dimanche 22 :</text:p>
      <text:p text:style-name="P7">- Creation de l'interface permettant de lister les dossiers <text:span text:style-name="T3">et realisation de l'implementation.</text:span></text:p>
      <text:p text:style-name="Standard"/>
      <text:p text:style-name="P1">Problèmes rencontrés : </text:p>
      <text:p text:style-name="P1">- Impossible de push vers Git depuis l'interface dédié de Netbeans. Partiellement résolu en faisant un push depuis la ligne de comman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24S</meta:editing-duration>
    <meta:editing-cycles>14</meta:editing-cycles>
    <meta:generator>LibreOffice/4.4.2.2$Windows_x86 LibreOffice_project/c4c7d32d0d49397cad38d62472b0bc8acff48dd6</meta:generator>
    <dc:date>2015-11-23T12:48:51.050000000</dc:date>
    <meta:document-statistic meta:table-count="0" meta:image-count="0" meta:object-count="0" meta:page-count="1" meta:paragraph-count="11" meta:word-count="98" meta:character-count="601" meta:non-whitespace-character-count="511"/>
    <meta:user-defined meta:name="Info 1"/>
    <meta:user-defined meta:name="Info 2"/>
    <meta:user-defined meta:name="Info 3"/>
    <meta:user-defined meta:name="Info 4"/>
  </office:meta>
</office:document-meta>
</file>